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79cm" table:align="margins"/>
    </style:style>
    <style:style style:name="Tableau1.A" style:family="table-column">
      <style:table-column-properties style:column-width="10.94cm" style:rel-column-width="42225*"/>
    </style:style>
    <style:style style:name="Tableau1.B" style:family="table-column">
      <style:table-column-properties style:column-width="6.04cm" style:rel-column-width="23310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line-height="100%" fo:text-align="end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loext:contextual-spacing="false" fo:margin-top="0.101cm" fo:margin-bottom="0.101cm" fo:line-height="115%" fo:text-align="justify" style:justify-single-word="false"/>
      <style:text-properties style:font-name="Times New Roman"/>
    </style:style>
    <style:style style:name="P6" style:family="paragraph" style:parent-style-name="Standard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loext:contextual-spacing="false" fo:margin-top="0.101cm" fo:margin-bottom="0.101cm" fo:line-height="115%" fo:text-align="justify" style:justify-single-word="false"/>
      <style:text-properties style:font-name="Times New Roman" fo:font-weight="normal" style:font-weight-asian="normal" style:font-weight-complex="normal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12" style:family="paragraph" style:parent-style-name="Preformatted_20_Text">
      <style:paragraph-properties fo:orphans="2" fo:widows="2"/>
    </style:style>
    <style:style style:name="P13" style:family="paragraph" style:parent-style-name="Preformatted_20_Text">
      <style:paragraph-properties fo:margin-top="0cm" fo:margin-bottom="0.499cm" fo:orphans="2" fo:widows="2"/>
      <style:text-properties fo:font-variant="normal" fo:text-transform="none" fo:color="#333333" fo:letter-spacing="normal" fo:font-style="normal" fo:font-weight="normal"/>
    </style:style>
    <style:style style:name="P1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7700" fo:letter-spacing="normal" fo:font-style="normal" fo:font-weight="normal"/>
    </style:style>
    <style:style style:name="P15" style:family="paragraph" style:parent-style-name="Preformatted_20_Text">
      <style:paragraph-properties loext:contextual-spacing="false" fo:margin-top="0.101cm" fo:margin-bottom="0.101cm" fo:line-height="115%" fo:text-align="justify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loext:contextual-spacing="false" fo:margin-top="0.101cm" fo:margin-bottom="0.101cm" fo:line-height="115%" fo:text-align="center" style:justify-single-word="false"/>
      <style:text-properties fo:font-variant="normal" fo:text-transform="none" fo:color="#333333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loext:contextual-spacing="false" fo:margin-top="0.101cm" fo:margin-bottom="0.101cm" fo:line-height="115%" fo:text-align="justify" style:justify-single-word="false"/>
      <style:text-properties fo:font-variant="normal" fo:text-transform="none" fo:color="#557799" style:font-name="Times New Roman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Preformatted_20_Text">
      <style:paragraph-properties fo:margin-top="0.3cm" fo:margin-bottom="0.101cm" fo:orphans="2" fo:widows="2"/>
      <style:text-properties fo:font-variant="normal" fo:text-transform="none" fo:color="#333333" fo:letter-spacing="normal" fo:font-style="normal" fo:font-weight="normal"/>
    </style:style>
    <style:style style:name="P19" style:family="paragraph" style:parent-style-name="Standard" style:list-style-name="L1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loext:contextual-spacing="false" fo:margin-top="0.101cm" fo:margin-bottom="0.101cm" fo:line-height="115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margin-top="0.101cm" fo:margin-bottom="0.101cm" fo:line-height="115%" fo:text-align="justify" style:justify-single-word="false"/>
      <style:text-properties fo:font-style="italic" fo:font-weight="bold"/>
    </style:style>
    <style:style style:name="P27" style:family="paragraph" style:parent-style-name="Table_20_Contents">
      <style:paragraph-properties fo:line-height="100%" fo:text-align="end" style:justify-single-word="false"/>
      <style:text-properties style:font-name="Times New Roman" fo:font-weight="bold" style:font-weight-asian="bold" style:font-weight-complex="bold"/>
    </style:style>
    <style:style style:name="T1" style:family="text">
      <style:text-properties fo:font-size="12pt" fo:font-style="normal" style:font-size-asian="10.5pt" style:font-style-asian="normal" style:font-size-complex="12pt" style:font-style-complex="normal"/>
    </style:style>
    <style:style style:name="T2" style:family="text">
      <style:text-properties fo:color="#008800" fo:font-weight="bold"/>
    </style:style>
    <style:style style:name="T3" style:family="text">
      <style:text-properties fo:color="#008800" fo:font-style="normal" fo:font-weight="bold"/>
    </style:style>
    <style:style style:name="T4" style:family="text">
      <style:text-properties fo:color="#bb0066" fo:font-weight="bold"/>
    </style:style>
    <style:style style:name="T5" style:family="text">
      <style:text-properties fo:font-style="normal" fo:font-weight="normal"/>
    </style:style>
    <style:style style:name="T6" style:family="text">
      <style:text-properties fo:color="#333399" fo:font-style="normal" fo:font-weight="bold"/>
    </style:style>
    <style:style style:name="T7" style:family="text">
      <style:text-properties fo:color="#0066bb" fo:font-style="normal" fo:font-weight="bold"/>
    </style:style>
    <style:style style:name="T8" style:family="text">
      <style:text-properties fo:color="#0000cc"/>
    </style:style>
    <style:style style:name="T9" style:family="text">
      <style:text-properties fo:color="#0000cc" fo:font-style="normal" fo:font-weight="normal"/>
    </style:style>
    <style:style style:name="T10" style:family="text">
      <style:text-properties fo:color="#555555" fo:font-style="normal" fo:font-weight="bold"/>
    </style:style>
    <style:style style:name="T11" style:family="text">
      <style:text-properties fo:background-color="#c1e6c6"/>
    </style:style>
    <style:style style:name="T12" style:family="text">
      <style:text-properties fo:color="#007700"/>
    </style:style>
    <style:style style:name="T13" style:family="text">
      <style:text-properties fo:color="#007700" fo:font-style="normal" fo:font-weight="normal"/>
    </style:style>
    <style:style style:name="T14" style:family="text">
      <style:text-properties style:font-name="Liberation Mono"/>
    </style:style>
    <style:style style:name="T15" style:family="text">
      <style:text-properties style:font-name="Times New Roman" fo:font-size="14pt" style:font-size-asian="14pt" style:font-style-asian="italic" style:font-weight-asian="bold" style:font-size-complex="14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Université de Jijel</text:p>
            <text:p text:style-name="P1">Faculté des Sciences Exactes et d'Informatique</text:p>
            <text:p text:style-name="P1">Département d'Informatique</text:p>
          </table:table-cell>
          <table:table-cell table:style-name="Tableau1.A1" office:value-type="string">
            <text:p text:style-name="P4">A. U : 2021/2022</text:p>
            <text:p text:style-name="P4">3L</text:p>
            <text:p text:style-name="P4">Données semi-structurées</text:p>
            <text:p text:style-name="P4"/>
          </table:table-cell>
        </table:table-row>
      </table:table>
      <text:p text:style-name="Standard"/>
      <text:p text:style-name="P3">TP N° 05</text:p>
      <text:p text:style-name="P2"/>
      <text:p text:style-name="P6">Objectif</text:p>
      <text:p text:style-name="P5">L’objectif de cette série de TP est d'introduire une API de Mapping Objet/XML. Ces API permettent de passer d'une manière (presque) transaprente d'une modélisation Objet vers Xml et vice-versa. Nous prennons comme exemple l'API JAX-B de la plateforme Jakarta EE (anciennement Java EE).</text:p>
      <text:p text:style-name="P6">Principe de fonctionnement</text:p>
      <text:p text:style-name="P22">JAX-B utilise les annotations sur les méthodes d'un JavaBeans pour spécifier les différents éléments du document XML (racine, éléments, attributs).</text:p>
      <text:p text:style-name="P22">Pour exploiter la classe annotée, il faut faire appel à deux méthodes :</text:p>
      <text:list xml:id="list7872726158249789866" text:style-name="L3">
        <text:list-item>
          <text:p text:style-name="P23">“Marshaller” : cette classe permet de créer un document XML à partir d'un objet Java (JavaBean),</text:p>
        </text:list-item>
        <text:list-item>
          <text:p text:style-name="P23">“Unmarshaller” : cette classe permet de faire la conversion dans le sens inverse, c'est à dire, elle permet de créer un objet Java (JavaBean) à partir d'un fichier XML.</text:p>
        </text:list-item>
      </text:list>
      <text:p text:style-name="P22">Les annotations à utiliser sont :</text:p>
      <text:list xml:id="list8741650587304117283" text:style-name="L4">
        <text:list-item>
          <text:p text:style-name="P24">XmlRootElement : pour préciser la racine du fichier XML,</text:p>
        </text:list-item>
        <text:list-item>
          <text:p text:style-name="P24">XmlAttribute : si l'attribut Java doit apparaître comme un attribut dans le fichier XML,</text:p>
        </text:list-item>
        <text:list-item>
          <text:p text:style-name="P24">XmlElement : si l'attribut Java doit apparaître comme un élément XML,</text:p>
        </text:list-item>
        <text:list-item>
          <text:p text:style-name="P24">XmlElementWrapper : permet de regrouper une collection d'éléments (généralement de même type),</text:p>
        </text:list-item>
        <text:list-item>
          <text:p text:style-name="P24">XmlTransient : si l'attribut Java ne doit pas apparaître dans le fichier XML.</text:p>
        </text:list-item>
      </text:list>
      <text:p text:style-name="P6">Exemple</text:p>
      <text:p text:style-name="P22">Soit la classe “Etudiant” suivante :</text:p>
      <text:p text:style-name="P15"><text:span text:style-name="T2">public</text:span> <text:span text:style-name="T2">class</text:span> <text:span text:style-name="T4">Etudiant</text:span> {</text:p>
      <text:p text:style-name="P10"><text:s text:c="4"/><text:span text:style-name="T6">int</text:span><text:span text:style-name="T5"> id;</text:span></text:p>
      <text:p text:style-name="P10"><text:s text:c="4"/><text:span text:style-name="T5">String nom;</text:span></text:p>
      <text:p text:style-name="P10"><text:s text:c="4"/><text:span text:style-name="T5">String prenom;</text:span></text:p>
      <text:p text:style-name="P12"/>
      <text:p text:style-name="P10"><text:s text:c="4"/><text:span text:style-name="T3">public</text:span><text:span text:style-name="T5"> </text:span><text:span text:style-name="T7">Etudiant</text:span><text:span text:style-name="T5">() {</text:span></text:p>
      <text:p text:style-name="P10"><text:s text:c="4"/><text:span text:style-name="T5">}</text:span></text:p>
      <text:p text:style-name="P12"/>
      <text:p text:style-name="P10"><text:s text:c="4"/><text:span text:style-name="T3">public</text:span><text:span text:style-name="T5"> </text:span><text:span text:style-name="T7">Etudiant</text:span><text:span text:style-name="T5">(</text:span><text:span text:style-name="T6">int</text:span><text:span text:style-name="T5"> id, String nom, String prenom) {</text:span></text:p>
      <text:p text:style-name="P10"><text:s text:c="8"/><text:span text:style-name="T3">this</text:span><text:span text:style-name="T5">.</text:span><text:span text:style-name="T9">id</text:span><text:span text:style-name="T5"> = id;</text:span></text:p>
      <text:p text:style-name="P10"><text:s text:c="8"/><text:span text:style-name="T3">this</text:span><text:span text:style-name="T5">.</text:span><text:span text:style-name="T9">nom</text:span><text:span text:style-name="T5"> = nom;</text:span></text:p>
      <text:p text:style-name="P10"><text:s text:c="8"/><text:span text:style-name="T3">this</text:span><text:span text:style-name="T5">.</text:span><text:span text:style-name="T9">prenom</text:span><text:span text:style-name="T5"> = prenom;</text:span></text:p>
      <text:p text:style-name="P10"><text:s text:c="4"/><text:span text:style-name="T5">}</text:span></text:p>
      <text:p text:style-name="P10"><text:s text:c="4"/></text:p>
      <text:p text:style-name="P13">}</text:p>
      <text:p text:style-name="P22"><text:soft-page-break/>Pour définir les différents éléments XML, nous ajoutons les annotations comme suit :</text:p>
      <text:p text:style-name="P15"><text:span text:style-name="T2">public</text:span> <text:span text:style-name="T2">class</text:span> <text:span text:style-name="T4">Etudiant</text:span> <text:span text:style-name="T2">implements</text:span> Serializable {</text:p>
      <text:p text:style-name="P10"><text:s text:c="4"/></text:p>
      <text:p text:style-name="P10"><text:s text:c="4"/><text:span text:style-name="T10">@XmlAttribute</text:span></text:p>
      <text:p text:style-name="P10"><text:s text:c="4"/><text:span text:style-name="T6">int</text:span><text:span text:style-name="T5"> id;</text:span></text:p>
      <text:p text:style-name="P10"><text:s text:c="4"/></text:p>
      <text:p text:style-name="P10"><text:s text:c="4"/><text:span text:style-name="T10">@XmlElement</text:span></text:p>
      <text:p text:style-name="P10"><text:s text:c="4"/><text:span text:style-name="T5">String nom;</text:span></text:p>
      <text:p text:style-name="P10"><text:s text:c="4"/></text:p>
      <text:p text:style-name="P10"><text:s text:c="4"/><text:span text:style-name="T10">@XmlElement</text:span></text:p>
      <text:p text:style-name="P10"><text:s text:c="4"/><text:span text:style-name="T5">String prenom;</text:span></text:p>
      <text:p text:style-name="P12"/>
      <text:p text:style-name="P10"><text:s text:c="4"/><text:span text:style-name="T3">public</text:span><text:span text:style-name="T5"> </text:span><text:span text:style-name="T7">Etudiant</text:span><text:span text:style-name="T5">() {</text:span></text:p>
      <text:p text:style-name="P10"><text:s text:c="4"/><text:span text:style-name="T5">}</text:span></text:p>
      <text:p text:style-name="P12"/>
      <text:p text:style-name="P10"><text:s text:c="4"/><text:span text:style-name="T3">public</text:span><text:span text:style-name="T5"> </text:span><text:span text:style-name="T7">Etudiant</text:span><text:span text:style-name="T5">(</text:span><text:span text:style-name="T6">int</text:span><text:span text:style-name="T5"> id, String nom, String prenom) {</text:span></text:p>
      <text:p text:style-name="P10"><text:s text:c="8"/><text:span text:style-name="T3">this</text:span><text:span text:style-name="T5">.</text:span><text:span text:style-name="T9">id</text:span><text:span text:style-name="T5"> = id;</text:span></text:p>
      <text:p text:style-name="P10"><text:s text:c="8"/><text:span text:style-name="T3">this</text:span><text:span text:style-name="T5">.</text:span><text:span text:style-name="T9">nom</text:span><text:span text:style-name="T5"> = nom;</text:span></text:p>
      <text:p text:style-name="P10"><text:s text:c="8"/><text:span text:style-name="T3">this</text:span><text:span text:style-name="T5">.</text:span><text:span text:style-name="T9">prenom</text:span><text:span text:style-name="T5"> = prenom;</text:span></text:p>
      <text:p text:style-name="P10"><text:s text:c="4"/><text:span text:style-name="T5">}</text:span></text:p>
      <text:p text:style-name="P10"><text:s text:c="4"/></text:p>
      <text:p text:style-name="P13">}</text:p>
      <text:p text:style-name="P22">Pour stocker un Etudiant dans un fichier, il faut créer un Marshaller :</text:p>
      <text:p text:style-name="P18">JAXBContext contexte = JAXBContext.newInstance(Etudiant.class);</text:p>
      <text:p text:style-name="P13">Marshaller marshaller = contexte.<text:span text:style-name="T8">createMarshaller</text:span>();</text:p>
      <text:p text:style-name="P22">La dernière étape consiste à appeler la méthode “marshall” en lui passant, comme paramètres, l'objet à sauvegarder (une instance de classe Etudiant dans notre cas) et le fichier à créer (une instance de la classe File) :</text:p>
      <text:p text:style-name="P16">marshaller.<text:span text:style-name="T8">marshal</text:span>(etudiant, fichier);</text:p>
      <text:p text:style-name="P22">Le résultat est le fichier XML suivant :</text:p>
      <text:p text:style-name="P22"/>
      <text:p text:style-name="P17">&lt;?xml <text:span text:style-name="T14">version="1.0"</text:span> encoding="UTF-8" standalone="yes"?&gt;</text:p>
      <text:p text:style-name="P11"><text:span text:style-name="T12">&lt;etudiant</text:span> <text:span text:style-name="T8">id=</text:span><text:span text:style-name="T11">"1"</text:span><text:span text:style-name="T12">&gt;</text:span></text:p>
      <text:p text:style-name="P10"><text:s text:c="4"/><text:span text:style-name="T13">&lt;nom&gt;</text:span><text:span text:style-name="T5">Benomar</text:span><text:span text:style-name="T13">&lt;/nom&gt;</text:span></text:p>
      <text:p text:style-name="P10"><text:s text:c="4"/><text:span text:style-name="T13">&lt;prenom&gt;</text:span><text:span text:style-name="T5">Omar</text:span><text:span text:style-name="T13">&lt;/prenom&gt;</text:span></text:p>
      <text:p text:style-name="P14">&lt;/etudiant&gt;</text:p>
      <text:p text:style-name="P26"><text:span text:style-name="T15">Enoncé</text:span></text:p>
      <text:p text:style-name="P9"><text:span text:style-name="T1">Nous avons la classe “Cient” avec les attributs suivants :</text:span></text:p>
      <text:list xml:id="list6866578130568364547" text:style-name="L1">
        <text:list-item>
          <text:p text:style-name="P19">id_client,</text:p>
        </text:list-item>
        <text:list-item>
          <text:p text:style-name="P19">nom,</text:p>
        </text:list-item>
        <text:list-item>
          <text:p text:style-name="P19">prenom,</text:p>
        </text:list-item>
        <text:list-item>
          <text:p text:style-name="P19">téléphone,</text:p>
        </text:list-item>
        <text:list-item>
          <text:p text:style-name="P19">adresse</text:p>
        </text:list-item>
      </text:list>
      <text:p text:style-name="P8">Chaque client possède plusieurs véhicules qui seront stockés dans une List (ArrayList par exemple). Un véhicule se caractérise par :</text:p>
      <text:list xml:id="list2155190252998474661" text:style-name="L5">
        <text:list-item>
          <text:p text:style-name="P21"><text:soft-page-break/>id_vehicule</text:p>
        </text:list-item>
        <text:list-item>
          <text:p text:style-name="P21">marque</text:p>
        </text:list-item>
        <text:list-item>
          <text:p text:style-name="P21">modèle</text:p>
        </text:list-item>
        <text:list-item>
          <text:p text:style-name="P21">couleur</text:p>
        </text:list-item>
      </text:list>
      <text:p text:style-name="P7">Travail demandé</text:p>
      <text:p text:style-name="P8">Il est demandé d'écrire un programme qui crée un client (un exemple d'un client qui possède plusieurs véhicules), et l'enregistre, par la suite, dans un fichier XML en utilisant JAX-B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2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editing-cycles>41</meta:editing-cycles>
    <meta:creation-date>2008-08-22T11:41:04</meta:creation-date>
    <dc:date>2022-03-02T00:35:59.34</dc:date>
    <meta:editing-duration>P1DT3H18M4S</meta:editing-duration>
    <dc:creator>Tarek Boutefara</dc:creator>
    <meta:document-statistic meta:table-count="1" meta:image-count="0" meta:object-count="0" meta:page-count="3" meta:paragraph-count="80" meta:word-count="469" meta:character-count="3130"/>
  </office:meta>
</office:document-meta>
</file>